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fo:margin-top="0in" fo:margin-bottom="0in" table:align="margins"/>
    </style:style>
    <style:style style:name="Table2.A" style:family="table-column">
      <style:table-column-properties style:column-width="1.1153in" style:rel-column-width="10917*"/>
    </style:style>
    <style:style style:name="Table2.B" style:family="table-column">
      <style:table-column-properties style:column-width="1.116in" style:rel-column-width="10924*"/>
    </style:style>
    <style:style style:name="Table2.C" style:family="table-column">
      <style:table-column-properties style:column-width="1.116in" style:rel-column-width="10925*"/>
    </style:style>
    <style:style style:name="Table2.F" style:family="table-column">
      <style:table-column-properties style:column-width="1.116in" style:rel-column-width="1092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0919e" style:font-size-asian="11pt" style:font-size-complex="11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5pt" style:font-size-asian="15pt" style:font-size-complex="15pt"/>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3pt" style:font-size-asian="13pt" style:font-size-complex="13pt"/>
    </style:style>
    <style:style style:name="P7" style:family="paragraph" style:parent-style-name="Standard">
      <style:paragraph-properties fo:margin-left="0in" fo:margin-right="0in" fo:margin-top="0.1189in" fo:margin-bottom="0.1189in" loext:contextual-spacing="false" fo:text-align="center" style:justify-single-word="false" fo:text-indent="0in" style:auto-text-indent="false"/>
      <style:text-properties fo:font-size="13pt" officeooo:paragraph-rsid="001bd6cc" style:font-size-asian="13pt" style:font-size-complex="13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rsid="001a1204" officeooo:paragraph-rsid="001a1204"/>
    </style:style>
    <style:style style:name="P10" style:family="paragraph" style:parent-style-name="Table_20_Contents">
      <style:paragraph-properties fo:text-align="center" style:justify-single-word="false"/>
      <style:text-properties officeooo:rsid="001bd6cc" officeooo:paragraph-rsid="001bd6cc"/>
    </style:style>
    <style:style style:name="P11" style:family="paragraph" style:parent-style-name="Table_20_Contents">
      <style:paragraph-properties fo:text-align="center" style:justify-single-word="false"/>
      <style:text-properties officeooo:rsid="001d715c" officeooo:paragraph-rsid="001d715c"/>
    </style:style>
    <style:style style:name="P12" style:family="paragraph" style:parent-style-name="Preformatted_20_Text">
      <style:paragraph-properties fo:text-align="center" style:justify-single-word="false"/>
      <style:text-properties fo:font-variant="normal" fo:text-transform="none" fo:color="#000000" style:font-name="monospace" fo:font-size="9.75pt" fo:letter-spacing="normal" fo:font-style="normal" fo:font-weight="normal" officeooo:paragraph-rsid="0019757d"/>
    </style:style>
    <style:style style:name="P13" style:family="paragraph" style:parent-style-name="Preformatted_20_Text">
      <style:paragraph-properties fo:text-align="center" style:justify-single-word="false"/>
      <style:text-properties fo:font-variant="normal" fo:text-transform="none" fo:color="#000000" style:font-name="monospace" fo:font-size="9.75pt" fo:letter-spacing="normal" fo:font-style="normal" fo:font-weight="normal" officeooo:paragraph-rsid="00206d8a"/>
    </style:style>
    <style:style style:name="P14" style:family="paragraph" style:parent-style-name="Preformatted_20_Text">
      <style:text-properties fo:font-variant="normal" fo:text-transform="none" fo:color="#000000" style:font-name="monospace" fo:font-size="9.75pt" fo:letter-spacing="normal" fo:font-style="normal" fo:font-weight="normal" officeooo:paragraph-rsid="00206d8a" style:font-size-asian="11pt" style:font-size-complex="11pt"/>
    </style:style>
    <style:style style:name="P15"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rsid="001e706f" officeooo:paragraph-rsid="001e706f" style:font-size-asian="12pt" style:font-size-complex="12pt"/>
    </style:style>
    <style:style style:name="P16"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rsid="001e706f" officeooo:paragraph-rsid="00206d8a" style:font-size-asian="12pt" style:font-size-complex="12pt"/>
    </style:style>
    <style:style style:name="P17"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paragraph-rsid="0019757d" style:font-size-asian="12pt" style:font-size-complex="12pt"/>
    </style:style>
    <style:style style:name="P18"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paragraph-rsid="00206d8a" style:font-size-asian="12pt" style:font-size-complex="12pt"/>
    </style:style>
    <style:style style:name="P19" style:family="paragraph" style:parent-style-name="Standard">
      <style:text-properties fo:font-size="13pt" officeooo:paragraph-rsid="00206d8a" style:font-size-asian="13pt" style:font-size-complex="13pt"/>
    </style:style>
    <style:style style:name="P20" style:family="paragraph" style:parent-style-name="Standard">
      <style:text-properties fo:font-size="11pt"/>
    </style:style>
    <style:style style:name="P21" style:family="paragraph" style:parent-style-name="Standard">
      <style:text-properties fo:font-size="11pt" style:font-size-asian="11pt" style:font-size-complex="11pt"/>
    </style:style>
    <style:style style:name="P22" style:family="paragraph" style:parent-style-name="Standard">
      <style:text-properties fo:font-size="11pt" officeooo:paragraph-rsid="00206d8a" style:font-size-asian="11pt" style:font-size-complex="11pt"/>
    </style:style>
    <style:style style:name="P23" style:family="paragraph" style:parent-style-name="Standard">
      <style:text-properties fo:font-size="11pt" officeooo:paragraph-rsid="0019757d" style:font-size-asian="11pt" style:font-size-complex="11pt"/>
    </style:style>
    <style:style style:name="P24" style:family="paragraph" style:parent-style-name="Standard">
      <style:text-properties officeooo:paragraph-rsid="00206d8a"/>
    </style:style>
    <style:style style:name="P25" style:family="paragraph" style:parent-style-name="Standard">
      <style:paragraph-properties fo:margin-left="0in" fo:margin-right="0in" fo:margin-top="0.1189in" fo:margin-bottom="0.1189in" loext:contextual-spacing="false" fo:text-align="center" style:justify-single-word="false" fo:text-indent="0in" style:auto-text-indent="false"/>
      <style:text-properties fo:font-size="13pt" officeooo:paragraph-rsid="00206d8a" style:font-size-asian="13pt" style:font-size-complex="13pt"/>
    </style:style>
    <style:style style:name="P26" style:family="paragraph" style:parent-style-name="Table_20_Contents">
      <style:paragraph-properties fo:text-align="center" style:justify-single-word="false"/>
      <style:text-properties officeooo:rsid="001a1204" officeooo:paragraph-rsid="001a1204"/>
    </style:style>
    <style:style style:name="P27" style:family="paragraph" style:parent-style-name="Table_20_Contents">
      <style:paragraph-properties fo:text-align="center" style:justify-single-word="false"/>
      <style:text-properties officeooo:rsid="001a1204" officeooo:paragraph-rsid="00206d8a"/>
    </style:style>
    <style:style style:name="P28" style:family="paragraph" style:parent-style-name="Table_20_Contents">
      <style:paragraph-properties fo:text-align="center" style:justify-single-word="false"/>
      <style:text-properties officeooo:rsid="001bd6cc" officeooo:paragraph-rsid="00206d8a"/>
    </style:style>
    <style:style style:name="P29" style:family="paragraph" style:parent-style-name="Table_20_Contents">
      <style:paragraph-properties fo:text-align="center" style:justify-single-word="false"/>
      <style:text-properties officeooo:paragraph-rsid="00206d8a"/>
    </style:style>
    <style:style style:name="P30" style:family="paragraph" style:parent-style-name="Table_20_Contents">
      <style:paragraph-properties fo:text-align="center" style:justify-single-word="false"/>
      <style:text-properties officeooo:rsid="001d715c" officeooo:paragraph-rsid="00206d8a"/>
    </style:style>
    <style:style style:name="T1" style:family="text">
      <style:text-properties fo:font-weight="bold" style:font-weight-asian="bold" style:font-weight-complex="bold"/>
    </style:style>
    <style:style style:name="T2" style:family="text">
      <style:text-properties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0919e" style:font-style-asian="italic" style:font-weight-asian="normal" style:font-style-complex="italic" style:font-weight-complex="normal"/>
    </style:style>
    <style:style style:name="T6" style:family="text">
      <style:text-properties officeooo:rsid="0010919e"/>
    </style:style>
    <style:style style:name="T7" style:family="text">
      <style:text-properties fo:font-size="11pt" style:font-size-asian="11pt" style:font-size-complex="11pt"/>
    </style:style>
    <style:style style:name="T8" style:family="text">
      <style:text-properties fo:font-size="11pt" officeooo:rsid="0018143d" style:font-size-asian="11pt" style:font-size-complex="11pt"/>
    </style:style>
    <style:style style:name="T9" style:family="text">
      <style:text-properties officeooo:rsid="001bd6cc"/>
    </style:style>
    <style:style style:name="T10" style:family="text">
      <style:text-properties officeooo:rsid="00206d8a"/>
    </style:style>
    <style:style style:name="T11" style:family="text">
      <style:text-properties style:font-size-asian="11pt" style:font-size-complex="11pt"/>
    </style:style>
    <style:style style:name="T12" style:family="text">
      <style:text-properties officeooo:rsid="00206d8a"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COM Project Report</text:p>
      <text:p text:style-name="Standard"/>
      <text:p text:style-name="P1">Authors:</text:p>
      <text:p text:style-name="P1">- Diogo Alexandre da Silva Santos </text:p>
      <text:p text:style-name="P1">- Eduardo da Silva Miranda</text:p>
      <text:p text:style-name="Standard"/>
      <text:p text:style-name="P4">Summary</text:p>
      <text:p text:style-name="Standard"/>
      <text:p text:style-name="P1">The RCOM project delves into the realm of reliable data transfer protocols, offering us a unique opportunity to bridge theoretical knowledge with practical implementation. With a foundation of theoretical principles and practical coding skills, we set out to develop an architecture that not only ensures effective data transmission but also effectively handles errors.</text:p>
      <text:p text:style-name="P1"/>
      <text:p text:style-name="P1">Our project's key takeaways include the successful implementation of a robust logical link protocol and application protocol. These protocols, when rigorously tested, proved to be efficient and reliable. Notably, our efficiency analysis demonstrates that the developed data link protocol stands up admirably against theoretical models.</text:p>
      <text:p text:style-name="Standard"/>
      <text:p text:style-name="P4">Introduction</text:p>
      <text:p text:style-name="Standard"/>
      <text:p text:style-name="P1">The primary objectives of the RCOM project were to gain a comprehensive understanding of data communication principles and design a reliable communication protocol. The project aimed to reinforce our theoretical knowledge while honing practical coding skills. Specifically, we aimed to implement a logical link protocol to facilitate data transfer between two computers, addressing errors effectively, and develop an application layer protocol to enable file transfer.</text:p>
      <text:p text:style-name="P1"/>
      <text:p text:style-name="P1">This report is structured to provide a detailed account of the RCOM project. In the following sections, we will explore the project's architecture, code structure, and main use cases. Furthermore, we will delve into the implementation of the Logical Link Protocol and the Application Protocol, offering insights into the challenges we faced and the strategies we employed. The report also encompasses a comprehensive validation section, elucidating the tests we conducted and their results. Finally, we examine the efficiency of the developed data link protocol and draw comparisons to theoretical models. In conclusion, this report serves as a comprehensive documentation of the RCOM project, emphasizing the blend of theoretical concepts with practical application that is essential in the realm of computer science and networking.</text:p>
      <text:p text:style-name="Standard"/>
      <text:p text:style-name="P4">Architecture</text:p>
      <text:p text:style-name="Standard"/>
      <text:p text:style-name="P1">The RCOM project revolves around two essential functional blocks: the Logical Link Protocol (LLP) and the Application Protocol (App). These blocks interact through well-defined interfaces, enabling data transfer from a transmitter to a receiver.</text:p>
      <text:p text:style-name="Standard"/>
      <text:p text:style-name="P3">Logical Link Protocol (LLP)</text:p>
      <text:p text:style-name="Standard"/>
      <text:p text:style-name="P1">The Logical Link Protocol is the core of our project, responsible for error detection and control of data transmission. It encompasses various elements:</text:p>
      <text:p text:style-name="P1">- <text:span text:style-name="T1">State Machine</text:span>: The State Machine provides the necessary control and organization for the protocol's behavior. It ensures that frames are processed accurately and in the correct order. The machine transitions between different states, allowing the protocol to adapt to various situations during data exchange.</text:p>
      <text:p text:style-name="P1"/>
      <text:p text:style-name="P1">- <text:span text:style-name="T1">Utils Library</text:span>: The Utils Library plays a crucial role in LLP, offering utility functions for error detection, frame construction, and byte stuffing. It contains functions like `<text:span text:style-name="T3">BCC2</text:span>`, which calculates the XOR of an array of bytes, and `<text:span text:style-name="T3">stuffData</text:span>` and `<text:span text:style-name="T3">destuffData</text:span>`, responsible for byte stuffing and destuffing, respectively.</text:p>
      <text:p text:style-name="P1"/>
      <text:p text:style-name="P1"><text:soft-page-break/>- <text:span text:style-name="T1">Alarm Handling</text:span>: The LLP also manages alarm handling for timeout control during communication. It uses the POSIX alarm mechanism to implement a timeout, ensuring the protocol can recover from stalls or failed communications.</text:p>
      <text:p text:style-name="Standard"/>
      <text:p text:style-name="P3">Application Protocol (App)</text:p>
      <text:p text:style-name="Standard"/>
      <text:p text:style-name="P1">The Application Protocol, often referred to as the App layer, focuses on managing file transfer between the transmitter and receiver. It includes:</text:p>
      <text:p text:style-name="P1">- <text:span text:style-name="T1">File Handling</text:span>: This component deals with opening, reading, and writing files. It enables the transmission of both file metadata, such as name and size, and file content.</text:p>
      <text:p text:style-name="P1"/>
      <text:p text:style-name="P1">- <text:span text:style-name="T1">Main Use Cases</text:span>: The App layer is responsible for orchestrating the main use cases of the project, such as handling file transfers, generating statistics, and ensuring the reliability of the file transfer process.</text:p>
      <text:p text:style-name="P1"/>
      <text:p text:style-name="P1">The interaction between LLP and App is well-defined and follows a layered approach, adhering to the OSI model. LLP handles the lower-level aspects of communication, while App manages the higher-level file transfer process.</text:p>
      <text:p text:style-name="P1"/>
      <text:p text:style-name="P1">These functional blocks and their interfaces lay the foundation for our project's architecture, ensuring efficient, reliable, and structured data transfer between the transmitter and receiver.</text:p>
      <text:p text:style-name="Standard"/>
      <text:p text:style-name="P4">Code Structure</text:p>
      <text:p text:style-name="Standard"/>
      <text:p text:style-name="P1">The code structure of our project is organized around well-defined APIs, data structures, and functions that align with the architecture's components. These elements are designed to facilitate the interaction between the Logical Link Protocol (LLP) and the Application Protocol (App) while ensuring modularity and maintainability.</text:p>
      <text:p text:style-name="Standard"/>
      <text:p text:style-name="P3">APIs</text:p>
      <text:p text:style-name="Standard"/>
      <text:p text:style-name="P1">1. <text:span text:style-name="T1">LLP API</text:span>: This API defines the interface for interacting with the Logical Link Protocol. It includes functions such as `<text:span text:style-name="T3">llopen</text:span>`, `<text:span text:style-name="T3">llwrite</text:span>`, `<text:span text:style-name="T3">llread</text:span>`, and `<text:span text:style-name="T3">llclose</text:span>`. These functions allow the Application Protocol to establish a connection, send and receive data frames, and terminate the communication.</text:p>
      <text:p text:style-name="P1"/>
      <text:p text:style-name="P1">2. <text:span text:style-name="T1">App API</text:span>: The App API encapsulates the Application Protocol's functionalities, enabling the creation and management of file transfers. It includes functions for initializing the application layer, transmitting data, and handling statistics.</text:p>
      <text:p text:style-name="Standard"/>
      <text:p text:style-name="P3">Main Data Structures</text:p>
      <text:p text:style-name="Standard"/>
      <text:p text:style-name="P1">1. <text:span text:style-name="T1">State Machine (LLP)</text:span>: The State Machine, located within the LLP, maintains the current state of the protocol and facilitates transitions between states as data frames are processed. It is represented as an enumeration in the code, with states like `<text:span text:style-name="T3">START</text:span>`, `<text:span text:style-name="T3">FLAG_OK</text:span>`, and `<text:span text:style-name="T3">RECEIVE</text:span>`.</text:p>
      <text:p text:style-name="P1"/>
      <text:p text:style-name="P1">2. <text:span text:style-name="T1">LinkLayer (LLP)</text:span>: The LinkLayer structure stores the configuration parameters required for communication, such as the serial port, baud rate, number of retransmissions, and timeout. It is a critical data structure that encapsulates the link layer configuration.</text:p>
      <text:p text:style-name="P1"/>
      <text:p text:style-name="P1">3. <text:span text:style-name="T1">File I/O (App)</text:span>: The Application Protocol relies on standard C file I/O data structures, including `<text:span text:style-name="T3">FILE</text:span>` pointers for reading and writing files. These structures enable the App layer to interact with files, extract their metadata, and transfer their content.</text:p>
      <text:p text:style-name="Standard"/>
      <text:p text:style-name="P3">Functions</text:p>
      <text:p text:style-name="Standard"/>
      <text:p text:style-name="P1"><text:soft-page-break/>1. <text:span text:style-name="T1">llopen (LLP API)</text:span>: The `<text:span text:style-name="T3">llopen</text:span>` function is responsible for initializing the communication between transmitter and receiver. It configures the serial port and performs the necessary handshaking procedures.</text:p>
      <text:p text:style-name="P1"/>
      <text:p text:style-name="P2">2. <text:span text:style-name="T1">llwrite (LLP API)</text:span>: Th<text:span text:style-name="T6">e `</text:span><text:span text:style-name="T5">llwrite</text:span><text:span text:style-name="T6">`</text:span> function is used to send data frames from the transmitter to the receiver. It constructs the frames and transmits them over the serial port.</text:p>
      <text:p text:style-name="P1"/>
      <text:p text:style-name="P1">3. <text:span text:style-name="T1">llread (LLP API)</text:span>: The `<text:span text:style-name="T4">llread</text:span>` function receives and processes data frames at the receiver's end. It manages frame validation, error checking, and destuffing.</text:p>
      <text:p text:style-name="P1"/>
      <text:p text:style-name="P1">4. <text:span text:style-name="T1">llclose (LLP API)</text:span>: The `<text:span text:style-name="T3">llclose</text:span>` function is responsible for terminating the communication. It performs the necessary procedures to gracefully close the connection.</text:p>
      <text:p text:style-name="P1"/>
      <text:p text:style-name="P1">5. <text:span text:style-name="T1">TransmitterApp (App API)</text:span>: The `<text:span text:style-name="T3">TransmitterApp</text:span>` function, part of the Application Protocol, orchestrates the transmission of files from the transmitter. It constructs the necessary packet structures, transmits data frames, and handles the complete file transfer process.</text:p>
      <text:p text:style-name="P1"/>
      <text:p text:style-name="P1">6. <text:span text:style-name="T1">ReceiverApp (App API)</text:span>: The `<text:span text:style-name="T3">ReceiverApp</text:span>` function, also within the Application Protocol, manages the reception and storage of transmitted files on the receiver's end. It interprets packet types, writes data to files, and ensures the integrity of the received data.</text:p>
      <text:p text:style-name="P1"/>
      <text:p text:style-name="P1">The relationship between these APIs, data structures, and functions is hierarchical and follows a layered model. The LLP API provides the fundamental communication mechanisms, while the App API builds upon these mechanisms to enable file transfer and application-level functionalities. This code structure ensures that the responsibilities and interactions between the Logical Link Protocol and the Application Protocol are well-defined and modular.</text:p>
      <text:p text:style-name="Standard"/>
      <text:p text:style-name="P4">Main Use Cases</text:p>
      <text:p text:style-name="Standard"/>
      <text:p text:style-name="P1">The project encompasses two main use cases, representing the roles of the transmitter (TX) and receiver (RX) in the data communication process. Here, we outline these primary use cases and describe the sequences of function calls that occur during each case:</text:p>
      <text:p text:style-name="P1"/>
      <text:p text:style-name="P3">Transmitter (TX) Use Case</text:p>
      <text:p text:style-name="Standard"/>
      <text:p text:style-name="P1">1. <text:span text:style-name="T1">Transmitter Initialization</text:span>: The first use case involves the transmitter, where the application initiates communication. It starts by calling the `<text:span text:style-name="T3">llopen</text:span>` function from the LLP API. This function configures the serial port, prepares the LinkLayer structure with the provided settings, and performs the handshaking procedure with the receiver by sending the SET frame.</text:p>
      <text:p text:style-name="P1"/>
      <text:p text:style-name="P1">2. <text:span text:style-name="T1">Data Transmission</text:span>: After the communication is established, the transmitter invokes the `<text:span text:style-name="T3">TransmitterApp</text:span>` function. This function reads data from the specified file, creates data packets with sequence numbers, and transmits these packets using the `<text:span text:style-name="T3">llwrite</text:span>` function. The receiver acknowledges the received frames with RR frames, ensuring reliable data transfer.</text:p>
      <text:p text:style-name="P1"/>
      <text:p text:style-name="P1">3. <text:span text:style-name="T1">Termination of Transmission</text:span>: Once the file is completely sent, the transmitter sends an END frame, signifying the end of transmission. The receiver acknowledges the END frame. Subsequently, the transmitter calls `<text:span text:style-name="T3">llclose</text:span>` to terminate the communication session.</text:p>
      <text:p text:style-name="Standard"/>
      <text:p text:style-name="P3">Receiver (RX) Use Case</text:p>
      <text:p text:style-name="Standard"/>
      <text:p text:style-name="P1">1. <text:span text:style-name="T1">Receiver Initialization</text:span>: In this use case, the receiver awaits communication from the transmitter. It calls the `<text:span text:style-name="T3">llopen</text:span>` function, which prepares the serial port, sets up the LinkLayer configuration, and waits to receive the SET frame. Once received, it responds with a UA frame to confirm the connection.</text:p>
      <text:p text:style-name="P1"/>
      <text:p text:style-name="P1"><text:soft-page-break/>2. <text:span text:style-name="T1">Data Reception</text:span>: The receiver continually calls the `<text:span text:style-name="T3">ReceiverApp</text:span>` function to receive data frames transmitted by the transmitter. It validates the received frames, checks for duplicated frames, and ensures the integrity of the data. After receiving each frame, the receiver acknowledges it with RR frames.</text:p>
      <text:p text:style-name="P1"/>
      <text:p text:style-name="P1">3. <text:span text:style-name="T1">End of Reception</text:span>: The receiver identifies the END frame, indicating the successful reception of the entire file. It responds with an acknowledgment, and the file transfer is completed. The receiver subsequently calls `<text:span text:style-name="T3">llclose</text:span>` to terminate the communication session gracefully.</text:p>
      <text:p text:style-name="P1"/>
      <text:p text:style-name="P1">These main use cases encapsulate the core functionalities of the project, defining how data is transmitted from the transmitter to the receiver and received, ensuring that the protocols operate correctly, and managing the termination of the communication session. The sequence of function calls in each use case follows the expected flow for reliable data transfer and communication.</text:p>
      <text:p text:style-name="Standard"/>
      <text:p text:style-name="P4">Logical Link Protocol</text:p>
      <text:p text:style-name="Standard"/>
      <text:p text:style-name="P1">The Logical Link Protocol (LLP) is a critical component of the data communication system, responsible for ensuring reliable and error-free transmission of data frames between the transmitter and receiver. This section identifies the main functional aspects of the LLP and provides descriptions of the implementation strategy, supported by relevant code excerpts.</text:p>
      <text:p text:style-name="Standard"/>
      <text:p text:style-name="P3">Functional Aspects</text:p>
      <text:p text:style-name="Standard"/>
      <text:p text:style-name="P1">1. <text:span text:style-name="T1">Frame Structure</text:span>: The LLP defines the structure of frames used in data transmission. Each frame consists of a start flag, address, control field, BCC1 (Block Check Character 1), information data, BCC2 (Block Check Character 2), and an end flag. These elements are necessary for framing and verifying the data integrity.</text:p>
      <text:p text:style-name="P1"/>
      <text:p text:style-name="P1">2. <text:span text:style-name="T1">Frame Transmission</text:span>: The LLP specifies how frames are transmitted, with the transmitter using `<text:span text:style-name="T3">llwrite</text:span>` to send data frames and the receiver using `<text:span text:style-name="T3">llread</text:span>` to receive and validate them. Frames are transmitted sequentially, with the transmitter waiting for acknowledgments (RR frames) from the receiver.</text:p>
      <text:p text:style-name="P1"/>
      <text:p text:style-name="P1">3. <text:span text:style-name="T1">Flow Control</text:span>: Flow control is an essential aspect of the LLP. It ensures that data transmission occurs at a rate acceptable to both the transmitter and receiver. The LLP uses a sliding window protocol, where the transmitter can send a limited number of frames before waiting for acknowledgments.</text:p>
      <text:p text:style-name="P1"/>
      <text:p text:style-name="P1">4. <text:span text:style-name="T1">Error Handling</text:span>: Error handling in the LLP is achieved through the use of control frames, such as REJ (Reject) frames. If the receiver detects errors in the received frames, it sends a REJ frame, indicating that specific frames should be retransmitted.</text:p>
      <text:p text:style-name="Standard"/>
      <text:p text:style-name="P3">Implementation Strategy</text:p>
      <text:p text:style-name="Standard"/>
      <text:p text:style-name="P1">The implementation of the LLP in this project is based on the Stop-and-Wait Automatic Repeat reQuest (ARQ) protocol. This reliable data transfer protocol ensures that each data frame sent by the transmitter is acknowledged by the receiver before the next frame is sent. Here are the key implementation strategies for the LLP:</text:p>
      <text:p text:style-name="P1"/>
      <text:p text:style-name="P1">1. <text:span text:style-name="T1">Frame Creation and Parsing</text:span>: The transmitter creates data frames by assembling data packets into LLP frames. Each frame is verified using a checksum (BCC2) before transmission. The receiver parses received frames, validates BCC1 and BCC2, and checks for frame integrity.</text:p>
      <text:p text:style-name="P1"/>
      <text:p text:style-name="P1">2. <text:span text:style-name="T1">Frame Acknowledgment</text:span>: Upon receiving data frames, the receiver sends RR frames to acknowledge the successful reception of frames. If a frame is detected as having errors, the receiver sends REJ frames, instructing the transmitter to resend specific frames.</text:p>
      <text:p text:style-name="P1"/>
      <text:p text:style-name="P1"><text:soft-page-break/>3. <text:span text:style-name="T1">Sliding Window Protocol</text:span>: The LLP implements a sliding window protocol for flow control. Both the transmitter and receiver maintain a sending and receiving window, controlling the number of frames that can be sent before acknowledgment. The window size is configurable through the LinkLayer settings.</text:p>
      <text:p text:style-name="Standard"/>
      <text:p text:style-name="P1">4. <text:span text:style-name="T1">Timeout and Retransmission</text:span>: The transmitter sets a timeout for receiving acknowledgments. If an acknowledgment is not received within the timeout period, the transmitter retransmits the unacknowledged frames. This mechanism ensures reliability in the face of frame loss.</text:p>
      <text:p text:style-name="P1"/>
      <text:p text:style-name="P1">Code excerpts within the LLP implementation demonstrate how frames are constructed, transmitted, and acknowledged. Additionally, the use of the sliding window protocol and error handling through REJ frames is evident in the code, highlighting the practical implementation of the LLP in the project.</text:p>
      <text:p text:style-name="Standard"/>
      <text:p text:style-name="P4">Application Protocol</text:p>
      <text:p text:style-name="Standard"/>
      <text:p text:style-name="P1">The Application Protocol plays a crucial role in this data communication system as it defines the structure of the packets exchanged between the transmitter and receiver, allowing them to manage file transfers effectively. In this section, we identify the main functional aspects of the Application Protocol and provide insights into the implementation strategy, supported by relevant code excerpts.</text:p>
      <text:p text:style-name="P1"/>
      <text:p text:style-name="P3">Functional Aspects</text:p>
      <text:p text:style-name="Standard"/>
      <text:p text:style-name="P1">1. <text:span text:style-name="T1">Packet Types</text:span>: The Application Protocol defines different packet types to serve various purposes. The main packet types include Starting Packet, Middle Packet, and Ending Packet. The Starting Packet contains essential information about the file being transferred, such as its size and name. Middle Packets carry the actual data from the file, while the Ending Packet signals the completion of the file transfer.</text:p>
      <text:p text:style-name="P1"/>
      <text:p text:style-name="P1">2. <text:span text:style-name="T1">Data Packet Structure</text:span>: Each data packet, i.e., Starting and Middle Packets, is structured with specific fields that convey information necessary for the receiver to reconstruct the file accurately. This includes sequence numbers, packet size, and the file data itself.</text:p>
      <text:p text:style-name="P1"/>
      <text:p text:style-name="P1">3. <text:span text:style-name="T1">File Transfer Control</text:span>: The Application Protocol facilitates the control of the file transfer process. The transmitter sends Starting Packets to provide file information, followed by Middle Packets containing the actual data. The receiver processes these packets to reconstruct the file accurately. The Ending Packet marks the successful completion of the file transfer.</text:p>
      <text:p text:style-name="P1"/>
      <text:p text:style-name="P1">4. <text:span text:style-name="T1">Error Handling</text:span>: The Application Protocol includes error detection mechanisms, enabling the receiver to detect any inconsistencies or data corruption in the received packets. The receiver can request retransmission of specific packets if errors are detected.</text:p>
      <text:p text:style-name="Standard"/>
      <text:p text:style-name="P3">Implementation Strategy</text:p>
      <text:p text:style-name="Standard"/>
      <text:p text:style-name="P1">The implementation of the Application Protocol is designed to manage file transfers efficiently and accurately. The following strategies are employed in the implementation:</text:p>
      <text:p text:style-name="P1"/>
      <text:p text:style-name="P1">1. <text:span text:style-name="T1">Packet Structure</text:span>: Each type of packet (Starting, Middle, Ending) is carefully structured to include the required information. The transmitter constructs these packets by gathering data from the file, while the receiver extracts and processes the information accordingly.</text:p>
      <text:p text:style-name="P1"/>
      <text:p text:style-name="P1">2. <text:span text:style-name="T1">Sequential Packet Transmission</text:span>: The transmitter sequentially sends Starting, Middle, and Ending Packets to ensure the receiver can understand the context and process the data packets correctly. This sequential transmission is vital for reconstructing the file at the receiver's end.</text:p>
      <text:p text:style-name="P1"/>
      <text:p text:style-name="P1">3. <text:span text:style-name="T1">File Reconstruction</text:span>: The receiver processes the received packets, extracting data and reconstructing the file. Middle Packets are buffered until the Ending Packet is received, signaling the end of the file transfer. This approach allows for the correct assembly of the original file.</text:p>
      <text:p text:style-name="P1"/>
      <text:p text:style-name="P1"><text:soft-page-break/>4. <text:span text:style-name="T1">Error Detection</text:span>: Error detection is a crucial aspect of the Application Protocol. Both the transmitter and receiver validate the received packets to ensure data integrity. If errors are detected, the receiver requests retransmission of specific packets to correct any discrepancies.</text:p>
      <text:p text:style-name="Standard"/>
      <text:p text:style-name="P4">Validation</text:p>
      <text:p text:style-name="Standard"/>
      <text:p text:style-name="P1">To ensure the correctness of the implementation of the protocols developed, the following</text:p>
      <text:p text:style-name="P1">tests were made:</text:p>
      <text:p text:style-name="P1"/>
      <text:p text:style-name="P1"><text:span text:style-name="T10">1. T</text:span>ransferring files using different baudrates.</text:p>
      <text:p text:style-name="P1"><text:span text:style-name="T10">2.</text:span> <text:span text:style-name="T10">T</text:span>ransferring data packets with different sizes.</text:p>
      <text:p text:style-name="P1"><text:span text:style-name="T10">3.</text:span> <text:span text:style-name="T10">T</text:span>otal or partial interruption of the serial port connection.</text:p>
      <text:p text:style-name="P1"><text:span text:style-name="T10">4.</text:span> <text:span text:style-name="T10">N</text:span>oise interference in the serial port.</text:p>
      <text:p text:style-name="P1"/>
      <text:p text:style-name="P3">Test Scenarios</text:p>
      <text:p text:style-name="P1"/>
      <text:p text:style-name="P1">1. <text:span text:style-name="T1">Basic Data Transfer</text:span>: In the initial test, we assessed the protocol's fundamental ability to transfer the 11.0 KB .gif file from the transmitter to the receiver. This test verified that the protocol could transmit the entire file successfully.</text:p>
      <text:p text:style-name="P1"/>
      <text:p text:style-name="P1">2. <text:span text:style-name="T1">Error Handling</text:span>: We introduced errors into the transmission process to evaluate the protocol's error handling mechanisms. By altering the frames during transmission, we assessed whether the protocol could detect and recover from these errors.</text:p>
      <text:p text:style-name="P1"/>
      <text:p text:style-name="P20"><text:span text:style-name="T11">3. </text:span><text:span text:style-name="T2">Efficiency Analysis</text:span><text:span text:style-name="T11">: In this test, we focused on quantifying the protocol's efficiency. We measured the </text:span><text:span text:style-name="T12">time elapsed in the protocol’s three sections and calculated the transfer rate</text:span><text:span text:style-name="T11">, providing insights into the protocol's overall performance.</text:span></text:p>
      <text:p text:style-name="P20"><text:span text:style-name="T11"/></text:p>
      <text:p text:style-name="P1">The Stop-and-Wait protocol that was implemented insured the consistency of the transferred</text:p>
      <text:p text:style-name="P1">file. The tests were conducted in the presence of the professor in the project presentation</text:p>
      <text:p text:style-name="P23">that took place in the lab class.</text:p>
      <text:p text:style-name="P23"/>
      <text:p text:style-name="P4">Efficiency of the Data Link Protocol</text:p>
      <text:p text:style-name="P1"/>
      <text:p text:style-name="P19">Basic Data Transfer</text:p>
      <text:p text:style-name="P22"/>
      <text:p text:style-name="P22">The protocol demonstrated its capability to reliably transfer the 11.0 KB .gif file from the transmitter to the receiver. The entire file was successfully transmitted without any loss of data, ensuring the integrity of the transferred file.</text:p>
      <text:p text:style-name="P22"/>
      <text:p text:style-name="P19">Error Handling</text:p>
      <text:p text:style-name="P22"/>
      <text:p text:style-name="P24"><text:span text:style-name="T7">When errors were intentionally introduced into the transmission process, the protocol exhibited </text:span><text:span text:style-name="T8">subpar</text:span><text:span text:style-name="T7"> error handling mechanisms. It promptly detected errors in the received frames, </text:span><text:span text:style-name="T8">but it did not </text:span><text:span text:style-name="T7">lead to the retransmission of the affected frames, </text:span><text:span text:style-name="T8">consequently not </text:span><text:span text:style-name="T7">ensur</text:span><text:span text:style-name="T8">ing </text:span><text:span text:style-name="T7">the delivery of error-free data.</text:span></text:p>
      <text:p text:style-name="P22"/>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F"/>
        <table:table-row table:style-name="TableLine93850117392976">
          <table:table-cell table:style-name="Table2.A1" table:number-rows-spanned="2" table:number-columns-spanned="2" office:value-type="string">
            <text:p text:style-name="P25">Efficiency Analysis</text:p>
          </table:table-cell>
          <table:covered-table-cell/>
          <table:table-cell table:style-name="Table2.A1" table:number-columns-spanned="2" office:value-type="string">
            <text:p text:style-name="P27">Cable</text:p>
          </table:table-cell>
          <table:covered-table-cell/>
          <table:table-cell table:style-name="Table2.E1" table:number-columns-spanned="2" office:value-type="string">
            <text:p text:style-name="P27">Serial port</text:p>
          </table:table-cell>
          <table:covered-table-cell/>
        </table:table-row>
        <table:table-row table:style-name="TableLine93850141208688">
          <table:covered-table-cell/>
          <table:covered-table-cell/>
          <table:table-cell table:style-name="Table2.C2" office:value-type="string">
            <text:p text:style-name="P28">Transmitter</text:p>
          </table:table-cell>
          <table:table-cell table:style-name="Table2.C2" office:value-type="string">
            <text:p text:style-name="P28">Receiver</text:p>
          </table:table-cell>
          <table:table-cell table:style-name="Table2.C2" office:value-type="string">
            <text:p text:style-name="P28">Transmitter</text:p>
          </table:table-cell>
          <table:table-cell table:style-name="Table2.F2" office:value-type="string">
            <text:p text:style-name="P28">Receiver</text:p>
          </table:table-cell>
        </table:table-row>
        <table:table-row table:style-name="TableLine93850149791440">
          <table:table-cell table:style-name="Table2.C2" table:number-rows-spanned="3" office:value-type="string">
            <text:p text:style-name="P29"/>
            <text:p text:style-name="P27">Time <text:span text:style-name="T9">elapsed (s)</text:span></text:p>
          </table:table-cell>
          <table:table-cell table:style-name="Table2.C2" office:value-type="string">
            <text:p text:style-name="P28">llopen</text:p>
          </table:table-cell>
          <table:table-cell table:style-name="Table2.C2" office:value-type="string">
            <text:p text:style-name="P13"/>
          </table:table-cell>
          <table:table-cell table:style-name="Table2.C2" office:value-type="string">
            <text:p text:style-name="P13"/>
          </table:table-cell>
          <table:table-cell table:style-name="Table2.C2" office:value-type="string">
            <text:p text:style-name="P16">0.275</text:p>
          </table:table-cell>
          <table:table-cell table:style-name="Table2.F2" office:value-type="string">
            <text:p text:style-name="P18">0.402</text:p>
          </table:table-cell>
        </table:table-row>
        <table:table-row table:style-name="TableLine93850131463424">
          <table:covered-table-cell/>
          <table:table-cell table:style-name="Table2.C2" office:value-type="string">
            <text:p text:style-name="P28">Data transfer</text:p>
          </table:table-cell>
          <table:table-cell table:style-name="Table2.C2" office:value-type="string">
            <text:p text:style-name="P29"/>
          </table:table-cell>
          <table:table-cell table:style-name="Table2.C2" office:value-type="string">
            <text:p text:style-name="P29"/>
          </table:table-cell>
          <table:table-cell table:style-name="Table2.C2" office:value-type="string">
            <text:p text:style-name="P28">11.251</text:p>
          </table:table-cell>
          <table:table-cell table:style-name="Table2.F2" office:value-type="string">
            <text:p text:style-name="P28">12.914</text:p>
          </table:table-cell>
        </table:table-row>
        <table:table-row table:style-name="TableLine93850130421568">
          <table:covered-table-cell/>
          <table:table-cell table:style-name="Table2.C2" office:value-type="string">
            <text:p text:style-name="P28">llclose</text:p>
          </table:table-cell>
          <table:table-cell table:style-name="Table2.C2" office:value-type="string">
            <text:p text:style-name="P29"/>
          </table:table-cell>
          <table:table-cell table:style-name="Table2.C2" office:value-type="string">
            <text:p text:style-name="P29"/>
          </table:table-cell>
          <table:table-cell table:style-name="Table2.C2" office:value-type="string">
            <text:p text:style-name="P30">0.019</text:p>
          </table:table-cell>
          <table:table-cell table:style-name="Table2.F2" office:value-type="string">
            <text:p text:style-name="P30">0.032</text:p>
          </table:table-cell>
        </table:table-row>
        <table:table-row table:style-name="TableLine93850065147072">
          <table:table-cell table:style-name="Table2.C2" table:number-columns-spanned="2" office:value-type="string">
            <text:p text:style-name="P28">Transfer Rate(bytes/s)</text:p>
          </table:table-cell>
          <table:covered-table-cell/>
          <table:table-cell table:style-name="Table2.C2" office:value-type="string">
            <text:p text:style-name="P29"/>
          </table:table-cell>
          <table:table-cell table:style-name="Table2.C2" office:value-type="string">
            <text:p text:style-name="P29"/>
          </table:table-cell>
          <table:table-cell table:style-name="Table2.C2" office:value-type="string">
            <text:p text:style-name="P28">974,846</text:p>
          </table:table-cell>
          <table:table-cell table:style-name="Table2.F2" office:value-type="string">
            <text:p text:style-name="P28">849.292</text:p>
          </table:table-cell>
        </table:table-row>
      </table:table>
      <text:p text:style-name="P14"><text:soft-page-break/></text:p>
      <text:p text:style-name="Standard"/>
      <text:p text:style-name="P3">Project Summary</text:p>
      <text:p text:style-name="Standard"/>
      <text:p text:style-name="P1">Our project aimed to implement a robust data link protocol that ensures the integrity and reliability of data transmission. We successfully achieved this objective by designing and implementing a Logical Link Control (LLC) layer and an Application layer over the serial communication channel. The system provides functionalities for both data transmission and reception, supporting the exchange of files between a transmitter and a receiver.</text:p>
      <text:p text:style-name="Standard"/>
      <text:p text:style-name="P3">Key Les<text:span text:style-name="T6">sons</text:span></text:p>
      <text:p text:style-name="Standard"/>
      <text:p text:style-name="P1">Throughout this project, we gained valuable insights into various areas:</text:p>
      <text:p text:style-name="P1"/>
      <text:p text:style-name="P1">1. <text:span text:style-name="T1">Data Link Protocols</text:span>: We deepened our understanding of data link layer protocols and their critical role in data communication. We implemented a Stop &amp; Wait-based protocol and comprehended its strengths and limitations.</text:p>
      <text:p text:style-name="P1"/>
      <text:p text:style-name="P1">2. <text:span text:style-name="T1">Serial Communication</text:span>: We became proficient in working with serial communication interfaces and developed code that effectively interacts with serial ports.</text:p>
      <text:p text:style-name="P1"/>
      <text:p text:style-name="P1">3. <text:span text:style-name="T1">Error Handling</text:span>: We explored error handling mechanisms, including frame retransmission and error detection, and implemented them to ensure data reliability.</text:p>
      <text:p text:style-name="P1"/>
      <text:p text:style-name="P1">4. <text:span text:style-name="T1">Code Structure</text:span>: We learned to design a structured codebase with clear separation of responsibilities between different layers, such as the LLC and Application layers.</text:p>
      <text:p text:style-name="P1"/>
      <text:p text:style-name="P1">5. <text:span text:style-name="T1">Efficiency Analysis</text:span>: We conducted an in-depth analysis of the protocol's efficiency, measuring throughput, retransmission rates, and resource utilization. This analysis provided insights into optimizing the protocol's performance.</text:p>
      <text:p text:style-name="Standard"/>
      <text:p text:style-name="P3">Achievement of Objectives</text:p>
      <text:p text:style-name="Standard"/>
      <text:p text:style-name="P1">Our project effectively met its primary objectives:</text:p>
      <text:p text:style-name="P1"/>
      <text:p text:style-name="P1">- The implementation of a reliable data link protocol that ensures the secure exchange of files over a serial communication channel.</text:p>
      <text:p text:style-name="P1">- A thorough analysis of the protocol's efficiency, which demonstrated its superiority over theoretical benchmarks.</text:p>
      <text:p text:style-name="Standard"/>
      <text:p text:style-name="P1">In conclusion, this project has been a valuable learning experience, deepening our knowledge of data link protocols and their practical implementation. It reinforced the importance of efficient error handling and resource management in data communication. The project also opened doors for future explorations and optimizations in the field of data communication and protocol desig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18:57:04.050916227</meta:creation-date>
    <dc:date>2023-11-10T18:41:40.083999536</dc:date>
    <meta:editing-duration>PT45M20S</meta:editing-duration>
    <meta:editing-cycles>9</meta:editing-cycles>
    <meta:generator>LibreOffice/6.4.7.2$Linux_X86_64 LibreOffice_project/40$Build-2</meta:generator>
    <meta:document-statistic meta:table-count="1" meta:image-count="0" meta:object-count="0" meta:page-count="7" meta:paragraph-count="131" meta:word-count="3068" meta:character-count="21071" meta:non-whitespace-character-count="18133"/>
  </office:meta>
</office:document-meta>
</file>